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900000026B91D8532132EC1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style:font-name="Arial Rounded MT Bold" fo:font-weight="bold" style:font-weight-asian="bold" fo:hyphenate="true" loext:hyphenation-no-caps="false"/>
    </style:style>
    <style:style style:name="P2" style:family="paragraph" style:parent-style-name="Normal">
      <style:text-properties style:font-name="Arial Rounded MT Bold"/>
    </style:style>
    <style:style style:name="P3" style:family="paragraph" style:parent-style-name="Normal">
      <style:text-properties style:font-name="Arial Rounded MT Bold" fo:font-weight="bold" style:font-weight-asian="bold"/>
    </style:style>
    <style:style style:name="P4" style:family="paragraph" style:parent-style-name="Standard">
      <style:text-properties style:font-name="Arial Rounded MT Bold"/>
    </style:style>
    <style:style style:name="P5" style:family="paragraph" style:parent-style-name="Standard">
      <style:text-properties style:font-name="Arial Rounded MT Bold" fo:font-weight="bold" style:font-weight-asian="bold"/>
    </style:style>
    <style:style style:name="P6" style:family="paragraph" style:parent-style-name="Normal" style:master-page-name="MP0">
      <style:paragraph-properties style:page-number="auto" fo:break-before="page"/>
      <style:text-properties style:font-name="Arial Rounded MT Bold" fo:font-weight="bold" style:font-weight-asian="bold"/>
    </style:style>
    <style:style style:name="P7" style:family="paragraph" style:parent-style-name="Standard" style:list-style-name="L1">
      <style:text-properties style:font-name="Arial Rounded MT Bold"/>
    </style:style>
    <style:style style:name="T1" style:family="text">
      <style:text-properties style:font-name="Arial Rounded MT Bold"/>
    </style:style>
    <style:style style:name="T2" style:family="text">
      <style:text-properties style:font-name="Arial Rounded MT Bold" fo:font-weight="bold" style:font-weight-asian="bold"/>
    </style:style>
    <style:style style:name="T3" style:family="text">
      <style:text-properties style:font-name="Arial Rounded MT Bold" fo:font-weight="bold" officeooo:rsid="0017baec" style:font-weight-asian="bold"/>
    </style:style>
    <style:style style:name="T4" style:family="text">
      <style:text-properties style:font-name="Arial Rounded MT Bold" fo:language="es" fo:country="MX" fo:font-weight="bold" style:language-asian="es" style:country-asian="MX" style:font-weight-asian="bold" style:language-complex="ar" style:country-complex="SA"/>
    </style:style>
    <style:style style:name="T5" style:family="text">
      <style:text-properties style:font-name="Wingdings" fo:font-weight="bold" style:font-name-asian="Wingdings" style:font-weight-asian="bold" style:font-name-complex="Wingding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ses de Datos I</text:p>
      <text:p text:style-name="P3">25/09/2020</text:p>
      <text:p text:style-name="P3">Apuntes de la clase 25/09</text:p>
      <text:p text:style-name="P2">IS-501<text:line-break/>José Inestroza</text:p>
      <text:p text:style-name="P2"/>
      <text:p text:style-name="Standard"><text:span text:style-name="Fuente_20_de_20_párrafo_20_predeter."><text:span text:style-name="T1">Continuación… Ejercicio: <text:line-break/>Dentro de una oficina se desea registrar una lista de TODO’s la ual puede ser utilizada por múltiples usuarios a la vez (por entidad relación se puede deducir que se debe usar bases de datos), un usuario puede poseer una o múltiples listas. La alta gerencia desea saber el porcentaje de tareas pendientes y completadas sobre el total de tareas de departamento, empleado y de la gerencia en total. Haga uso de ER para crear su modelado usando MySQL 5.7/MariaDB 10.3 como SGBD.<text:line-break/></text:span></text:span></text:p>
      <text:p text:style-name="Standard"><text:span text:style-name="Fuente_20_de_20_párrafo_20_predeter."><text:span text:style-name="T1">Para poder ejecutar las instrucciones del codigo escrito, se puede hacer de dos maneras: <text:line-break/>1. Copiando los archivos directamente a la base de datos usando instrucciones de consola.<text:line-break/>2. Comenzar a typear.<text:line-break/><text:line-break/></text:span></text:span><text:span text:style-name="Fuente_20_de_20_párrafo_20_predeter."><text:span text:style-name="T2">Para ejecutar los archivos directamente con la base de datos<text:line-break/></text:span></text:span><text:span text:style-name="Fuente_20_de_20_párrafo_20_predeter."><text:span text:style-name="T1">Generar una salida de pantalla a un archivo externo. “&gt;”<text:line-break/>comando: </text:span></text:span><text:span text:style-name="Fuente_20_de_20_párrafo_20_predeter."><text:span text:style-name="T2">$mysql –h [IP ADDRESS] –u admin –p &gt; archivo.externo</text:span></text:span></text:p>
      <text:p text:style-name="Standard"><text:span text:style-name="Fuente_20_de_20_párrafo_20_predeter."><text:span text:style-name="T1">Generar una entrada de un archivo externo. “&lt;”<text:line-break/>comando: </text:span></text:span><text:span text:style-name="Fuente_20_de_20_párrafo_20_predeter."><text:span text:style-name="T2">$mysql –h [IP ADDRESS] –u admin –p &lt; archivo.externo<text:line-break/></text:span></text:span><text:span text:style-name="Fuente_20_de_20_párrafo_20_predeter."><text:span text:style-name="T4"><draw:frame draw:style-name="fr1" draw:name="Imagen 1" text:anchor-type="as-char" svg:y="0cm" svg:width="17.332cm" style:rel-width="scale" svg:height="0.958cm" style:rel-height="scale" draw:z-index="0"><draw:image xlink:href="Pictures/100000000000034900000026B91D8532132EC17F.png" xlink:type="simple" xlink:show="embed" xlink:actuate="onLoad" loext:mime-type="image/png"/></draw:frame></text:span></text:span><text:span text:style-name="Fuente_20_de_20_párrafo_20_predeter."><text:span text:style-name="T2"><text:line-break/></text:span></text:span></text:p>
      <text:p text:style-name="Standard"><text:span text:style-name="Fuente_20_de_20_párrafo_20_predeter."><text:span text:style-name="T2">Para ejecutar un archivo directamente DMS(Data manipulation statement</text:span></text:span><text:span text:style-name="Fuente_20_de_20_párrafo_20_predeter."><text:span text:style-name="T1">) <text:line-break/>Con la base de datos el cual no especifique que base de datos utiliza para realizar las operaciones se usa el comando </text:span></text:span><text:span text:style-name="Fuente_20_de_20_párrafo_20_predeter."><text:span text:style-name="T2">–D </text:span></text:span><text:span text:style-name="Fuente_20_de_20_párrafo_20_predeter."><text:span text:style-name="T1">para escoger la base de datos a usar.</text:span></text:span>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mysql –h [IP ADDRESS] –u admin –p –D NombreBD &lt; archivo.externo</text:span></text:span></text:p>
      <text:p text:style-name="P5"/>
      <text:p text:style-name="Standard"><text:span text:style-name="Fuente_20_de_20_párrafo_20_predeter."><text:span text:style-name="T2">Normalización: </text:span></text:span><text:span text:style-name="Fuente_20_de_20_párrafo_20_predeter."><text:span text:style-name="T1">Distribución de datos únicos en diferentes tablas para que no exista información duplicada sobre elementos de la base de datos.</text:span></text:span></text:p>
      <text:p text:style-name="P5"/>
      <text:p text:style-name="P5">Listar Tareas 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* FROM Tarea;</text:span></text:span></text:p>
      <text:p text:style-name="P5"/>
      <text:p text:style-name="Standard"><text:span text:style-name="Fuente_20_de_20_párrafo_20_predeter."><text:span text:style-name="T2">Listar tareas con id = 1 <text:line-break/></text:span></text:span><text:span text:style-name="Fuente_20_de_20_párrafo_20_predeter."><text:span text:style-name="T1">Comando: </text:span></text:span><text:span text:style-name="Fuente_20_de_20_párrafo_20_predeter."><text:span text:style-name="T2">$ SELECT * FROM Tarea WHERE id = 1;</text:span></text:span></text:p>
      <text:p text:style-name="P5"/>
      <text:p text:style-name="P5">Listar tareas con condiciones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* FROM Tarea WHERE (id = 1 OR id = 4) AND (id_lista = 2);</text:span></text:span></text:p>
      <text:p text:style-name="P5"/>
      <text:p text:style-name="P5">Descripcion y id de una tarea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Tarea.id Tarea.descripcion FROM Tarea;</text:span></text:span></text:p>
      <text:p text:style-name="P5"><text:soft-page-break/></text:p>
      <text:p text:style-name="P5">Descripcion, id_lista y id de una tarea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Tarea.id Tarea.id_lista, Tarea.descripcion FROM Tarea;</text:span></text:span></text:p>
      <text:p text:style-name="P5"/>
      <text:p text:style-name="Standard"><text:span text:style-name="Fuente_20_de_20_párrafo_20_predeter."><text:span text:style-name="T2">Join </text:span></text:span><text:span text:style-name="Fuente_20_de_20_párrafo_20_predeter."><text:span text:style-name="T5"></text:span></text:span><text:span text:style-name="Fuente_20_de_20_párrafo_20_predeter."><text:span text:style-name="T2"> Unir una tabla ante otra y unir campos.</text:span></text:span></text:p>
      <text:p text:style-name="Standard"><text:span text:style-name="Fuente_20_de_20_párrafo_20_predeter."><text:span text:style-name="T2">Sacar datos de tablas, uniendola con otras tablas describiendo sobre que campos se hará la unión.<text:line-break/></text:span></text:span><text:span text:style-name="Fuente_20_de_20_párrafo_20_predeter."><text:span text:style-name="T1">Unir la tabla tarea con la tabla lista, usando el campo que tienen en común.</text:span></text:span><text:span text:style-name="Fuente_20_de_20_párrafo_20_predeter."><text:span text:style-name="T2"><text:line-break/></text:span></text:span><text:span text:style-name="Fuente_20_de_20_párrafo_20_predeter."><text:span text:style-name="T1">Comando: </text:span></text:span><text:span text:style-name="Fuente_20_de_20_párrafo_20_predeter."><text:span text:style-name="T2">$ SELECT Tarea.id, Tarea.id_lista, Lista.id_usuario, Tarea.descripcion FROM Tarea JOIN Lista ON Tarea.id_lista = Lista.id;</text:span></text:span></text:p>
      <text:p text:style-name="P4">Unir la tabla usuario con la tabla lista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Tarea.id, Tarea.id_lista, Lista.id_usuario, Usuario.id_departamento, Tarea.descripcion FROM Tarea JOIN Lista ON Tarea.id_lista = Lista.id JOIN Usuario ON Lista.id_usuario </text:span></text:span><text:span text:style-name="Fuente_20_de_20_párrafo_20_predeter."><text:span text:style-name="T3">= </text:span></text:span><text:span text:style-name="Fuente_20_de_20_párrafo_20_predeter."><text:span text:style-name="T2">Usuario.id;</text:span></text:span></text:p>
      <text:p text:style-name="Standard"><text:span text:style-name="Fuente_20_de_20_párrafo_20_predeter."><text:span text:style-name="T1">Mostrar solo las tareas asociadas a un usuario.<text:line-break/>Comando: </text:span></text:span><text:span text:style-name="Fuente_20_de_20_párrafo_20_predeter."><text:span text:style-name="T2">$ SELECT Tarea.id, Tarea.id_lista, Lista.id_usuario, Usuario.id_departamento, Tarea.descripcion FROM Tarea JOIN Lista ON Tarea.id_lista = Lista.id JOIN Usuario ON Lista.id_usuario </text:span></text:span><text:span text:style-name="Fuente_20_de_20_párrafo_20_predeter."><text:span text:style-name="T3">= </text:span></text:span><text:span text:style-name="Fuente_20_de_20_párrafo_20_predeter."><text:span text:style-name="T2">Usuario.id WHERE id_usuario = 1;</text:span></text:span></text:p>
      <text:p text:style-name="Standard"><text:span text:style-name="Fuente_20_de_20_párrafo_20_predeter."><text:span text:style-name="T1">Unir la tabla departamento con la tabla usuario<text:line-break/>Comando: </text:span></text:span><text:span text:style-name="Fuente_20_de_20_párrafo_20_predeter."><text:span text:style-name="T2">$ SELECT Tarea.id, Tarea.id_lista, Lista.id_usuario, Usuario.id_departamento, Departamento.id_gerencia, Tarea.descripcion FROM Tarea JOIN Lista ON Tarea.id_lista = Lista.id JOIN Usuario ON Lista.id_usuario Usuario.id JOIN Departamento ON Usuario.id_departamento = Departamento.id;</text:span></text:span></text:p>
      <text:p text:style-name="P5"/>
      <text:p text:style-name="P4">Es importante desarrollar el modelo de la base de datos para poder tener claras las relaciones entre tablas.</text:p>
      <text:p text:style-name="P4"/>
      <text:p text:style-name="Standard"><text:span text:style-name="Fuente_20_de_20_párrafo_20_predeter."><text:span text:style-name="T2">Se usa AS para aplicar aliases<text:line-break/></text:span></text:span><text:span text:style-name="Fuente_20_de_20_párrafo_20_predeter."><text:span text:style-name="T1">Comando: </text:span></text:span><text:span text:style-name="Fuente_20_de_20_párrafo_20_predeter."><text:span text:style-name="T2">$ SELECT Tarea.id AS Tarea, Tarea.id_lista AS Lista, Lista.id_usuario AS Propietario, Usuario.id_departamento AS Departamento, Departamento.id_gerencia AS Gerencia, Tarea.descripcion AS “Descripcion” FROM Tarea JOIN Lista ON Tarea.id_lista = Lista.id JOIN Usuario ON Lista.id_usuario </text:span></text:span><text:span text:style-name="Fuente_20_de_20_párrafo_20_predeter."><text:span text:style-name="T3">= </text:span></text:span><text:span text:style-name="Fuente_20_de_20_párrafo_20_predeter."><text:span text:style-name="T2"><text:s/>Usuario.id JOIN Departamento ON Usuario.id_departamento = Departamento.id;</text:span></text:span></text:p>
      <text:p text:style-name="P5"/>
      <text:p text:style-name="P5">Reducir tamaño de una cadena (Descripción)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Tarea.id AS Tarea, Tarea.id_lista AS Lista, Lista.id_usuario AS Propietario, Usuario.id_departamento AS Departamento, Departamento.id_gerencia AS Gerencia, CONCAT(SUBSTRING(Tarea.descripcion,1,20), ”…”) AS “Descripcion” FROM Tarea JOIN Lista ON Tarea.id_lista = Lista.id JOIN Usuario ON Lista.id_usuario Usuario.id JOIN Departamento ON Usuario.id_departamento = Departamento.id;</text:span></text:span></text:p>
      <text:p text:style-name="P5"/>
      <text:p text:style-name="P5">Agrupamiento de resultados con conteo</text:p>
      <text:p text:style-name="P4">Sumarisación de datos es la característica donde se puede contabilizar, sumar, agrupar o mostrar en resumen cierta información; Contar significa que hay que agrupar. </text:p>
      <text:p text:style-name="P4"/>
      <text:p text:style-name="P4"><text:soft-page-break/>Cuantas tareas tiene un usuario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Lista.id_usuario AS “Identificador de Usuario”, COUNT(*) AS “Cantidad de tareas del usuario” FROM Tarea JOIN Lista ON Tarea.id_lista = Lista.id GROUP BY Lista.id_usuario;</text:span></text:span></text:p>
      <text:p text:style-name="P5"/>
      <text:p text:style-name="P5"/>
      <text:p text:style-name="P5"/>
      <text:p text:style-name="P5"/>
      <text:p text:style-name="P5">Resumiendo</text:p>
      <text:list xml:id="list661682572" text:style-name="L1">
        <text:list-item>
          <text:p text:style-name="P7">Crear la estructura de la base de datos.</text:p>
        </text:list-item>
        <text:list-item>
          <text:p text:style-name="P7">Limpiar tablas.</text:p>
        </text:list-item>
        <text:list-item>
          <text:p text:style-name="P7">Insertar registros.</text:p>
        </text:list-item>
        <text:list-item>
          <text:p text:style-name="P7">Consultas sobre los elementos que se encuentran en la BD.</text:p>
        </text:list-item>
      </text:list>
      <text:p text:style-name="P4"/>
      <text:p text:style-name="P5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Edgar Josué Benedetto Godoy</meta:initial-creator>
    <meta:creation-date>2020-09-11T09:09:00Z</meta:creation-date>
    <dc:date>2020-10-09T03:08:19.961483480</dc:date>
    <meta:editing-cycles>15</meta:editing-cycles>
    <meta:editing-duration>PT1H39M45S</meta:editing-duration>
    <meta:document-statistic meta:table-count="0" meta:image-count="1" meta:object-count="0" meta:page-count="4" meta:paragraph-count="38" meta:word-count="679" meta:character-count="4646" meta:non-whitespace-character-count="3998"/>
    <meta:template xlink:type="simple" xlink:actuate="onRequest" xlink:title="" xlink:href="Normal"/>
  </office:meta>
</office:document-meta>
</file>